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181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rriers2" table:style-name="ta1">
        <table:shapes>
          <draw:frame draw:z-index="0" draw:style-name="gr1" draw:text-style-name="P1" svg:width="6.2988in" svg:height="3.5429in" svg:x="4.8531in" svg:y="2.1862in">
            <draw:object draw:notify-on-update-of-ranges="barriers2.A1:barriers2.A1 barriers2.A2:barriers2.A51 barriers2.B1:barriers2.B1 barriers2.B2:barriers2.B51 barriers2.C1:barriers2.C1 barriers2.C2:barriers2.C51 barriers2.D1:barriers2.D1 barriers2.D2:barriers2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entTimes</text:p>
          </table:table-cell>
          <table:table-cell office:value-type="string" calcext:value-type="string">
            <text:p>DisseminationTimes</text:p>
          </table:table-cell>
          <table:table-cell office:value-type="string" calcext:value-type="string">
            <text:p>MCSTime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045" calcext:value-type="float">
            <text:p>0.00004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46" calcext:value-type="float">
            <text:p>0.00004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44" calcext:value-type="float">
            <text:p>0.00004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1966" calcext:value-type="float">
            <text:p>0.02196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3" calcext:value-type="float">
            <text:p>0.0000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8887" calcext:value-type="float">
            <text:p>0.02888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22" calcext:value-type="float">
            <text:p>0.00002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46777" calcext:value-type="float">
            <text:p>0.046777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25" calcext:value-type="float">
            <text:p>0.00002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3021" calcext:value-type="float">
            <text:p>0.01302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16" calcext:value-type="float">
            <text:p>0.0001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7108" calcext:value-type="float">
            <text:p>0.02710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22" calcext:value-type="float">
            <text:p>0.00002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4781" calcext:value-type="float">
            <text:p>0.07478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28" calcext:value-type="float">
            <text:p>0.00002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9623" calcext:value-type="float">
            <text:p>0.049623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28" calcext:value-type="float">
            <text:p>0.00002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1005" calcext:value-type="float">
            <text:p>0.03100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28" calcext:value-type="float">
            <text:p>0.00002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3" calcext:value-type="float">
            <text:p>0.0000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534321" calcext:value-type="float">
            <text:p>1.534321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025" calcext:value-type="float">
            <text:p>0.00002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6751" calcext:value-type="float">
            <text:p>0.03675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25" calcext:value-type="float">
            <text:p>0.00002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59415" calcext:value-type="float">
            <text:p>0.159415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0.000023" calcext:value-type="float">
            <text:p>0.00002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45709" calcext:value-type="float">
            <text:p>0.145709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3" calcext:value-type="float">
            <text:p>0.0000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43778" calcext:value-type="float">
            <text:p>0.143778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208" calcext:value-type="float">
            <text:p>0.00020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27688" calcext:value-type="float">
            <text:p>0.22768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2" calcext:value-type="float">
            <text:p>0.0000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64935" calcext:value-type="float">
            <text:p>0.164935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25" calcext:value-type="float">
            <text:p>0.00002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801052" calcext:value-type="float">
            <text:p>1.801052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000163" calcext:value-type="float">
            <text:p>0.00016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7571" calcext:value-type="float">
            <text:p>0.07571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022" calcext:value-type="float">
            <text:p>0.00002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31375" calcext:value-type="float">
            <text:p>0.231375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3718" calcext:value-type="float">
            <text:p>0.063718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268" calcext:value-type="float">
            <text:p>0.00026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7521" calcext:value-type="float">
            <text:p>0.08752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29" calcext:value-type="float">
            <text:p>0.00002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754875" calcext:value-type="float">
            <text:p>1.754875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464" calcext:value-type="float">
            <text:p>0.00046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28881" calcext:value-type="float">
            <text:p>0.228881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0033" calcext:value-type="float">
            <text:p>0.0003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52273" calcext:value-type="float">
            <text:p>0.25227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277" calcext:value-type="float">
            <text:p>0.000277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60613" calcext:value-type="float">
            <text:p>0.260613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00061" calcext:value-type="float">
            <text:p>0.00006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709819" calcext:value-type="float">
            <text:p>1.709819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26" calcext:value-type="float">
            <text:p>0.00002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33761" calcext:value-type="float">
            <text:p>0.333761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0.000027" calcext:value-type="float">
            <text:p>0.00002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9552" calcext:value-type="float">
            <text:p>0.29552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21" calcext:value-type="float">
            <text:p>0.00002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81724" calcext:value-type="float">
            <text:p>0.08172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25" calcext:value-type="float">
            <text:p>0.00002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646112" calcext:value-type="float">
            <text:p>1.64611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92" calcext:value-type="float">
            <text:p>0.00009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42103" calcext:value-type="float">
            <text:p>0.142103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000023" calcext:value-type="float">
            <text:p>0.00002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346" calcext:value-type="float">
            <text:p>0.39346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021" calcext:value-type="float">
            <text:p>0.00002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5546" calcext:value-type="float">
            <text:p>1.475546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006" calcext:value-type="float">
            <text:p>0.00006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57643" calcext:value-type="float">
            <text:p>0.357643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252" calcext:value-type="float">
            <text:p>0.000252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56924" calcext:value-type="float">
            <text:p>0.35692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25" calcext:value-type="float">
            <text:p>0.00002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69033" calcext:value-type="float">
            <text:p>1.569033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383" calcext:value-type="float">
            <text:p>0.00038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02283" calcext:value-type="float">
            <text:p>0.40228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26" calcext:value-type="float">
            <text:p>0.00002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561513" calcext:value-type="float">
            <text:p>1.56151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428" calcext:value-type="float">
            <text:p>0.000428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54632" calcext:value-type="float">
            <text:p>0.554632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0024" calcext:value-type="float">
            <text:p>0.00002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18078" calcext:value-type="float">
            <text:p>0.118078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259" calcext:value-type="float">
            <text:p>0.000259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535009" calcext:value-type="float">
            <text:p>1.535009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209" calcext:value-type="float">
            <text:p>0.00020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72512" calcext:value-type="float">
            <text:p>0.172512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.000042" calcext:value-type="float">
            <text:p>0.000042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44415" calcext:value-type="float">
            <text:p>1.44441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146" calcext:value-type="float">
            <text:p>0.000146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00837" calcext:value-type="float">
            <text:p>0.500837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023" calcext:value-type="float">
            <text:p>0.000023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515934" calcext:value-type="float">
            <text:p>1.515934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426" calcext:value-type="float">
            <text:p>0.00042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42407" calcext:value-type="float">
            <text:p>0.342407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000023" calcext:value-type="float">
            <text:p>0.0000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19T16:03:37.430084656</dc:date>
    <meta:editing-duration>PT2M58S</meta:editing-duration>
    <meta:editing-cycles>2</meta:editing-cycles>
    <meta:generator>LibreOffice/7.2.4.1$MacOSX_AARCH64 LibreOffice_project/27d75539669ac387bb498e35313b970b7fe9c4f9</meta:generator>
    <meta:document-statistic meta:table-count="1" meta:cell-count="20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16cm" svg:y="3.698cm" style:legend-expansion="high" chart:style-name="ch2"/>
        <chart:plot-area chart:style-name="ch3" table:cell-range-address="barriers2.A1:barriers2.D51" chart:data-source-has-labels="both" svg:x="0.32cm" svg:y="0.18cm" svg:width="10.776cm" svg:height="8.64cm">
          <chart:coordinate-region svg:x="1.071cm" svg:y="0.381cm" svg:width="9.724cm" svg:height="7.789cm"/>
          <chart:axis chart:dimension="x" chart:name="primary-x" chart:style-name="ch4" chartooo:axis-type="auto">
            <chart:categories table:cell-range-address="barriers2.A2:barriers2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rriers2.B2:barriers2.B51" chart:label-cell-address="barriers2.B1:barriers2.B1" chart:class="chart:scatter">
            <chart:domain table:cell-range-address="barriers2.A2:barriers2.A51"/>
            <chart:data-point chart:repeated="50"/>
          </chart:series>
          <chart:series chart:style-name="ch8" chart:values-cell-range-address="barriers2.C2:barriers2.C51" chart:label-cell-address="barriers2.C1:barriers2.C1" chart:class="chart:scatter">
            <chart:data-point chart:repeated="50"/>
          </chart:series>
          <chart:series chart:style-name="ch9" chart:values-cell-range-address="barriers2.D2:barriers2.D51" chart:label-cell-address="barriers2.D1:barriers2.D1" chart:class="chart:scatte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Times</text:p>
                <draw:g>
                  <svg:desc>barriers2.B1:barriers2.B1</svg:desc>
                </draw:g>
              </table:table-cell>
              <table:table-cell office:value-type="string">
                <text:p>DisseminationTimes</text:p>
                <draw:g>
                  <svg:desc>barriers2.C1:barriers2.C1</svg:desc>
                </draw:g>
              </table:table-cell>
              <table:table-cell office:value-type="string">
                <text:p>MCSTimes</text:p>
                <draw:g>
                  <svg:desc>barriers2.D1:barriers2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arriers2.A2:barriers2.A51</svg:desc>
                </draw:g>
              </table:table-cell>
              <table:table-cell office:value-type="float" office:value="0.000156">
                <text:p>0.000156</text:p>
                <draw:g>
                  <svg:desc>barriers2.B2:barriers2.B51</svg:desc>
                </draw:g>
              </table:table-cell>
              <table:table-cell office:value-type="float" office:value="0.000094">
                <text:p>0.000094</text:p>
                <draw:g>
                  <svg:desc>barriers2.C2:barriers2.C51</svg:desc>
                </draw:g>
              </table:table-cell>
              <table:table-cell office:value-type="float" office:value="0.000045">
                <text:p>0.000045</text:p>
                <draw:g>
                  <svg:desc>barriers2.D2:barriers2.D51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214">
                <text:p>0.000214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1437">
                <text:p>0.001437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6275">
                <text:p>0.006275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1966">
                <text:p>0.021966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8887">
                <text:p>0.028887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46777">
                <text:p>0.046777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3021">
                <text:p>0.013021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27108">
                <text:p>0.027108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74781">
                <text:p>0.074781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49623">
                <text:p>0.049623</text:p>
              </table:table-cell>
              <table:table-cell office:value-type="float" office:value="0.00021">
                <text:p>0.00021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31005">
                <text:p>0.031005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397">
                <text:p>0.0397</text:p>
              </table:table-cell>
              <table:table-cell office:value-type="float" office:value="0.00009">
                <text:p>0.00009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534321">
                <text:p>1.534321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6751">
                <text:p>0.036751</text:p>
              </table:table-cell>
              <table:table-cell office:value-type="float" office:value="0.000126">
                <text:p>0.000126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59415">
                <text:p>0.159415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145709">
                <text:p>0.145709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43778">
                <text:p>0.143778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27688">
                <text:p>0.227688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64935">
                <text:p>0.164935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801052">
                <text:p>1.801052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7571">
                <text:p>0.07571</text:p>
              </table:table-cell>
              <table:table-cell office:value-type="float" office:value="0.000358">
                <text:p>0.000358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31375">
                <text:p>0.231375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63718">
                <text:p>0.063718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87521">
                <text:p>0.087521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.754875">
                <text:p>1.754875</text:p>
              </table:table-cell>
              <table:table-cell office:value-type="float" office:value="0.000179">
                <text:p>0.000179</text:p>
              </table:table-cell>
              <table:table-cell office:value-type="float" office:value="0.000464">
                <text:p>0.00046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28881">
                <text:p>0.228881</text:p>
              </table:table-cell>
              <table:table-cell office:value-type="float" office:value="0.000271">
                <text:p>0.00027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52273">
                <text:p>0.252273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60613">
                <text:p>0.260613</text:p>
              </table:table-cell>
              <table:table-cell office:value-type="float" office:value="0.000289">
                <text:p>0.000289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709819">
                <text:p>1.709819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33761">
                <text:p>0.333761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9552">
                <text:p>0.29552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81724">
                <text:p>0.081724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.646112">
                <text:p>1.646112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42103">
                <text:p>0.142103</text:p>
              </table:table-cell>
              <table:table-cell office:value-type="float" office:value="0.000506">
                <text:p>0.00050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9346">
                <text:p>0.39346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.475546">
                <text:p>1.475546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57643">
                <text:p>0.357643</text:p>
              </table:table-cell>
              <table:table-cell office:value-type="float" office:value="0.00036">
                <text:p>0.00036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56924">
                <text:p>0.356924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569033">
                <text:p>1.569033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383">
                <text:p>0.00038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402283">
                <text:p>0.402283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.561513">
                <text:p>1.561513</text:p>
              </table:table-cell>
              <table:table-cell office:value-type="float" office:value="0.000151">
                <text:p>0.000151</text:p>
              </table:table-cell>
              <table:table-cell office:value-type="float" office:value="0.000428">
                <text:p>0.00042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54632">
                <text:p>0.554632</text:p>
              </table:table-cell>
              <table:table-cell office:value-type="float" office:value="0.000514">
                <text:p>0.000514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118078">
                <text:p>0.118078</text:p>
              </table:table-cell>
              <table:table-cell office:value-type="float" office:value="0.000493">
                <text:p>0.000493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535009">
                <text:p>1.535009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172512">
                <text:p>0.172512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.444415">
                <text:p>1.444415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00837">
                <text:p>0.500837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515934">
                <text:p>1.515934</text:p>
              </table:table-cell>
              <table:table-cell office:value-type="float" office:value="0.000442">
                <text:p>0.000442</text:p>
              </table:table-cell>
              <table:table-cell office:value-type="float" office:value="0.000426">
                <text:p>0.0004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42407">
                <text:p>0.342407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23">
                <text:p>0.000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AARCH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